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02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line-height="150%" fo:text-align="center" fo:text-indent="0cm"/>
    </style:style>
    <style:style style:name="P2" style:family="paragraph">
      <style:paragraph-properties fo:margin-left="0cm" fo:margin-right="0cm" fo:line-height="150%" fo:text-align="center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.002cm" svg:x="0cm" svg:y="-0.001cm" presentation:class="title" presentation:user-transformed="true">
          <draw:text-box>
            <text:p text:style-name="P1"><text:span text:style-name="T1">Abyś Ty</text:span><text:span text:style-name="T1"><text:line-break/></text:span><text:span text:style-name="T1">był uwielbiony</text:span><text:span text:style-name="T1"><text:line-break/></text:span><text:span text:style-name="T1">Abyś Ty</text:span><text:span text:style-name="T1"><text:line-break/></text:span><text:span text:style-name="T1">był wywyższon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.002cm" svg:x="-0.001cm" svg:y="-0.003cm" presentation:class="title" presentation:user-transformed="true">
          <draw:text-box>
            <text:p text:style-name="P4"><text:span text:style-name="T1">Wznosimy dziś </text:span><text:span text:style-name="T1"><text:line-break/></text:span><text:span text:style-name="T1">ręce swe</text:span><text:span text:style-name="T1"><text:line-break/></text:span><text:span text:style-name="T1">śpiewając Gloria</text:span><text:span text:style-name="T1"><text:line-break/></text:span><text:span text:style-name="T1">Gloria Tobie, Panie,</text:span><text:span text:style-name="T1"><text:line-break/></text:span><text:span text:style-name="T1">Królu nasz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.002cm" svg:x="-0.001cm" svg:y="-0.002cm" presentation:class="title" presentation:user-transformed="true">
          <draw:text-box>
            <text:p text:style-name="P1"><text:span text:style-name="T1">Chwalmy dziś</text:span><text:span text:style-name="T1"><text:line-break/></text:span><text:span text:style-name="T1">Jego dzieła</text:span><text:span text:style-name="T1"><text:line-break/></text:span><text:span text:style-name="T1">Chwalmy dziś</text:span><text:span text:style-name="T1"><text:line-break/></text:span><text:span text:style-name="T1">Jego sił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5" draw:layer="layout" svg:width="28cm" svg:height="21.002cm" svg:x="0cm" svg:y="-0.003cm" presentation:class="title" presentation:user-transformed="true">
          <draw:text-box>
            <text:p text:style-name="P4"><text:span text:style-name="T1">Wznosimy dziś ręce swe</text:span><text:span text:style-name="T1"><text:line-break/></text:span><text:span text:style-name="T1">śpiewając Gloria</text:span><text:span text:style-name="T1"><text:line-break/></text:span><text:span text:style-name="T1">Gloria Tobie,</text:span><text:span text:style-name="T1"><text:line-break/></text:span><text:span text:style-name="T1">Panie,</text:span><text:span text:style-name="T1"><text:line-break/></text:span><text:span text:style-name="T1">Królu nasz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Windows_x86 LibreOffice_project/4c82dcdd6efcd48b1d8bba66bfe1989deee49c3</meta:generator>
    <meta:creation-date>2006-05-19T16:21:40</meta:creation-date>
    <dc:creator>Ziomal Mistrz</dc:creator>
    <dc:date>2013-04-20T22:18:23.62</dc:date>
    <dc:language>pl-PL</dc:language>
    <meta:editing-cycles>17</meta:editing-cycles>
    <meta:editing-duration>PT8M18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